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800000780D27CC2C1431F4B28.jpg" manifest:media-type="image/jpeg"/>
  <manifest:file-entry manifest:full-path="Pictures/100000000000043800000780B5FFFE179FB1417E.jpg" manifest:media-type="image/jpeg"/>
  <manifest:file-entry manifest:full-path="Pictures/100000000000043800000780999B507D8F1B2D7A.jpg" manifest:media-type="image/jpeg"/>
  <manifest:file-entry manifest:full-path="Pictures/100002010000078000000438F2FCB8BBC44BFFAA.png" manifest:media-type="image/png"/>
  <manifest:file-entry manifest:full-path="Pictures/100002010000078000000438DA8B49DB835F3200.png" manifest:media-type="image/png"/>
  <manifest:file-entry manifest:full-path="Pictures/100002010000078000000438A2EA693C3E5A92C3.png" manifest:media-type="image/png"/>
  <manifest:file-entry manifest:full-path="Pictures/1000020100000780000004382D9E5DD137276BD0.png" manifest:media-type="image/png"/>
  <manifest:file-entry manifest:full-path="Pictures/100002010000078000000438AFC54373A564CC47.png" manifest:media-type="image/png"/>
  <manifest:file-entry manifest:full-path="Pictures/100002010000078000000438E285C621AAD554B5.png" manifest:media-type="image/png"/>
  <manifest:file-entry manifest:full-path="Pictures/100002010000025B000003876EAA433CBC28D3B8.png" manifest:media-type="image/png"/>
  <manifest:file-entry manifest:full-path="Pictures/100002010000078000000438B5D0D05ED0F34E79.png" manifest:media-type="image/png"/>
  <manifest:file-entry manifest:full-path="Pictures/100002010000078000000438AB831212CD04A598.png" manifest:media-type="image/png"/>
  <manifest:file-entry manifest:full-path="Pictures/100002010000078000000438DBC7E87CDE3B1F41.png" manifest:media-type="image/png"/>
  <manifest:file-entry manifest:full-path="Pictures/1000020100000780000004386600447E86CAE073.png" manifest:media-type="image/png"/>
  <manifest:file-entry manifest:full-path="Pictures/10000201000007800000043811401FF299C80F96.png" manifest:media-type="image/png"/>
  <manifest:file-entry manifest:full-path="Pictures/100002010000051C000002983A67BA1E1FB9D2EF.png" manifest:media-type="image/png"/>
  <manifest:file-entry manifest:full-path="Pictures/10000201000003C4000003F6714BD068F30B74FA.png" manifest:media-type="image/png"/>
  <manifest:file-entry manifest:full-path="Pictures/100002010000078000000438EEBEE2D6A6DCC652.png" manifest:media-type="image/png"/>
  <manifest:file-entry manifest:full-path="Pictures/100002010000078000000438C3DEB5C322BE6708.png" manifest:media-type="image/png"/>
  <manifest:file-entry manifest:full-path="Pictures/1000020100000780000004389C40A2D80306C2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ced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solid" draw:fill-color="#ffa70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5.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text-properties style:use-window-font-color="true"/>
    </style:style>
    <style:style style:name="P8" style:family="paragraph">
      <style:paragraph-properties fo:text-align="center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Fatturo.I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draw:frame presentation:style-name="pr3" draw:text-style-name="P4" draw:layer="layout" svg:width="25.199cm" svg:height="15.75cm" svg:x="1.4cm" svg:y="0cm" presentation:class="title" presentation:user-transformed="true">
          <draw:text-box>
            <text:p text:style-name="P4"><text:span text:style-name="T1">Alberto Sormani</text:span><text:span text:style-name="T1"><text:line-break/></text:span><text:span text:style-name="T1">Luca Donà</text:span><text:span text:style-name="T1"><text:line-break/></text:span><text:span text:style-name="T1">Mirko Rondi</text:span><text:span text:style-name="T1"><text:line-break/></text:span><text:span text:style-name="T1">Claudio Ciurl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>
        <draw:frame presentation:style-name="pr3" draw:text-style-name="P6" draw:layer="layout" svg:width="25.199cm" svg:height="15.75cm" svg:x="1.4cm" svg:y="0cm" presentation:class="title" presentation:user-transformed="true">
          <draw:text-box>
            <text:p text:style-name="P6"><text:span text:style-name="T2">WEBSI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Default"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Default"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Default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Default"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Default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Default"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Default"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Default"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Default"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8" draw:master-page-name="Default">
        <draw:frame presentation:style-name="pr3" draw:text-style-name="P7" draw:layer="layout" svg:width="25.199cm" svg:height="15.75cm" svg:x="1.401cm" svg:y="0cm" presentation:class="title" presentation:user-transformed="true">
          <draw:text-box>
            <text:p text:style-name="P7"><text:span text:style-name="T3">ANDROID <text:s/>AP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8" draw:master-page-name="Default">
        <draw:frame draw:style-name="gr2" draw:text-style-name="P8" draw:layer="layout" svg:width="14.972cm" svg:height="15.749cm" svg:x="0.522cm" svg:y="0.001cm">
          <draw:image xlink:href="Pictures/10000201000003C4000003F6714BD068F30B74FA.png" xlink:type="simple" xlink:show="embed" xlink:actuate="onLoad" loext:mime-type="image/png">
            <text:p/>
          </draw:image>
        </draw:frame>
        <draw:frame draw:style-name="gr2" draw:text-style-name="P8" draw:layer="layout" svg:width="10.516cm" svg:height="15.749cm" svg:x="17.018cm" svg:y="0.001cm">
          <draw:image xlink:href="Pictures/100002010000025B000003876EAA433CBC28D3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Default">
        <draw:frame draw:style-name="gr2" draw:text-style-name="P8" draw:layer="layout" svg:width="8.858cm" svg:height="15.749cm" svg:x="4.096cm" svg:y="0.001cm">
          <draw:image xlink:href="Pictures/100000000000043800000780999B507D8F1B2D7A.jpg" xlink:type="simple" xlink:show="embed" xlink:actuate="onLoad" loext:mime-type="image/jpeg">
            <text:p/>
          </draw:image>
        </draw:frame>
        <draw:frame draw:style-name="gr2" draw:text-style-name="P8" draw:layer="layout" svg:width="8.858cm" svg:height="15.749cm" svg:x="15.24cm" svg:y="0.001cm">
          <draw:image xlink:href="Pictures/100000000000043800000780B5FFFE179FB1417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8" draw:master-page-name="Default">
        <draw:frame draw:style-name="gr2" draw:text-style-name="P8" draw:layer="layout" svg:width="8.858cm" svg:height="15.749cm" svg:x="9.652cm" svg:y="0cm">
          <draw:image xlink:href="Pictures/100000000000043800000780D27CC2C1431F4B2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780000004382D9E5DD137276BD0.png" xlink:type="simple" xlink:show="embed" xlink:actuate="onLoad"/>
    <draw:fill-image draw:name="Bitmap_20_10" draw:display-name="Bitmap 10" xlink:href="Pictures/1000020100000780000004386600447E86CAE073.png" xlink:type="simple" xlink:show="embed" xlink:actuate="onLoad"/>
    <draw:fill-image draw:name="Bitmap_20_11" draw:display-name="Bitmap 11" xlink:href="Pictures/100002010000078000000438E285C621AAD554B5.png" xlink:type="simple" xlink:show="embed" xlink:actuate="onLoad"/>
    <draw:fill-image draw:name="Bitmap_20_12" draw:display-name="Bitmap 12" xlink:href="Pictures/100002010000078000000438C3DEB5C322BE6708.png" xlink:type="simple" xlink:show="embed" xlink:actuate="onLoad"/>
    <draw:fill-image draw:name="Bitmap_20_13" draw:display-name="Bitmap 13" xlink:href="Pictures/100002010000078000000438DBC7E87CDE3B1F41.png" xlink:type="simple" xlink:show="embed" xlink:actuate="onLoad"/>
    <draw:fill-image draw:name="Bitmap_20_14" draw:display-name="Bitmap 14" xlink:href="Pictures/100002010000078000000438AB831212CD04A598.png" xlink:type="simple" xlink:show="embed" xlink:actuate="onLoad"/>
    <draw:fill-image draw:name="Bitmap_20_2" draw:display-name="Bitmap 2" xlink:href="Pictures/100002010000051C000002983A67BA1E1FB9D2EF.png" xlink:type="simple" xlink:show="embed" xlink:actuate="onLoad"/>
    <draw:fill-image draw:name="Bitmap_20_3" draw:display-name="Bitmap 3" xlink:href="Pictures/100002010000078000000438EEBEE2D6A6DCC652.png" xlink:type="simple" xlink:show="embed" xlink:actuate="onLoad"/>
    <draw:fill-image draw:name="Bitmap_20_4" draw:display-name="Bitmap 4" xlink:href="Pictures/100002010000078000000438B5D0D05ED0F34E79.png" xlink:type="simple" xlink:show="embed" xlink:actuate="onLoad"/>
    <draw:fill-image draw:name="Bitmap_20_5" draw:display-name="Bitmap 5" xlink:href="Pictures/100002010000078000000438AFC54373A564CC47.png" xlink:type="simple" xlink:show="embed" xlink:actuate="onLoad"/>
    <draw:fill-image draw:name="Bitmap_20_6" draw:display-name="Bitmap 6" xlink:href="Pictures/1000020100000780000004389C40A2D80306C203.png" xlink:type="simple" xlink:show="embed" xlink:actuate="onLoad"/>
    <draw:fill-image draw:name="Bitmap_20_7" draw:display-name="Bitmap 7" xlink:href="Pictures/100002010000078000000438A2EA693C3E5A92C3.png" xlink:type="simple" xlink:show="embed" xlink:actuate="onLoad"/>
    <draw:fill-image draw:name="Bitmap_20_8" draw:display-name="Bitmap 8" xlink:href="Pictures/100002010000078000000438DA8B49DB835F3200.png" xlink:type="simple" xlink:show="embed" xlink:actuate="onLoad"/>
    <draw:fill-image draw:name="Bitmap_20_9" draw:display-name="Bitmap 9" xlink:href="Pictures/10000201000007800000043811401FF299C80F96.png" xlink:type="simple" xlink:show="embed" xlink:actuate="onLoad"/>
    <draw:fill-image draw:name="background" xlink:href="Pictures/100002010000078000000438F2FCB8BBC44BF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12:34:46.471595318</meta:creation-date>
    <dc:date>2020-04-02T13:08:51.989055225</dc:date>
    <meta:editing-duration>PT32M13S</meta:editing-duration>
    <meta:editing-cycles>9</meta:editing-cycles>
    <meta:generator>LibreOffice/6.3.5.2$Linux_X86_64 LibreOffice_project/30$Build-2</meta:generator>
    <meta:document-statistic meta:object-count="74"/>
  </office:meta>
</office:document-meta>
</file>